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fo:font-size="20pt" fo:font-weight="bold" style:font-size-asian="20pt" style:font-weight-asian="bold" style:font-size-complex="20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urana (Priorat)</text:p>
      <text:p text:style-name="Standard">Siurana, o Siurana de Prades és un poble del municipi de Cornudella de Montsant, a la comarca del Priorat. Està situat a 737 metres d'altitud, sobre una cinglera de roca calcària, i la població és de 30 habitants (2003). El castell de Siurana va ser l'últim reducte musulmà de Catalunya.</text:p>
      <text:h text:style-name="Heading_20_1" text:outline-level="1">Orígens de Siurana</text:h>
      <text:p text:style-name="Standard">Els orígens de Siurana es remunten a èpoques prehistòriques. Tot i que no es coneixen restes de construccions prehistòriques, a la zona de Siurana s'hi han trobat nombroses pedres de sílex polimentades, les primeres l'any 1909. Segons el prestigiós doctor Vilaseca, Siurana va ésser un taller de fulles, entenent-se amb aquest nom el que els prehistoriadors coneixen com a làmines llargues i estretes, de secció triangular o poligonal, amb una cara inferior més o menys plana. Pel que fa a la cronologia del jaciment, sembla que es pot fixar cap al segon mileni aC, potser amb orígens una mica anteriors, però el ple desenvolupament d'aquesta indústria arriba fins a l'època del bronze.</text:p>
      <text:h text:style-name="Heading_20_1" text:outline-level="1">El regne musulmà de Siurana</text:h>
      <text:p text:style-name="Standard">Els musulmans penetraren a la península Ibèrica cap a l'any 711. El 714 ja estaven instal·lats al nostre país, seguint les antigues vies romanes com a itinerari de conquesta. L'ocupació efectiva del territori es devia fer més endavant, de manera progressiva, donat que és possible que la primera població musulmana fos nòmada, i no s'assentés definitivament fins a mitjan segle IX. El territori de Siurana sembla que no va començar a tenir importància fins al segle XI, quan es va convertir en una defensa de primera línia de l'Islam, principalment a partir de mitjans de segle, a causa dels primers intents del comte de Barcelona, Ramon Berenguer I, d'ocupar la ciutat de Tarragona, cosa que va provocar la retirada dels musulmans cap a fortificacions més segures a les muntanyes, retirada definitiva que no va tenir lloc fins que el comte Ramon Berenguer II va fer un primer intent seriós de restaurar la seu de Tarragona, a les darreries del segle XI. La situació estratègica de Siurana era molt important des del punt de vista militar, i va retardar durant molt de temps l'avanç cristià.</text:p>
      <text:p text:style-name="Standard">Les Muntanyes de Prades i bona part del Priorat conformaven una marca fronterera organitzada entorn del castell de Siurana. En aquella època, a cada castell li pertanyia un vast territori que portava el mateix nom del castell i que quasi sempre es tractava d'un topònim pre-musulmà (la pervivència d'aquests topònims pot ser deguda a que l'ocupació i organització d'aquests nuclis és anterior a l'arabització lingüística del país, com és el cas de Siurana, que és un topònim pre-musulmà<text:note text:id="ftn0" text:note-class="footnote"><text:note-citation>1</text:note-citation><text:note-body><text:p text:style-name="Footnote">del llatí Severiana va passar a Xibrana -àrab- i finalment, a Siurana</text:p></text:note-body></text:note>). Segons un document de 1154, els musulmans de Siurana van afirmar als cristians conqueridors del lloc que, fins el dia que el castell va ser ocupat, ells l'havien tingut per espai de dos-cents vuitanta-quatre anys. Si aquesta notícia fos certa, la Siurana sarraïna es va formar l'any 869, data molt hipotètica però que té un punt de versemblança.</text:p>
      <text:p text:style-name="Standard">El castell de Siurana era el centre de la vida de l'extensíssim territori que tenia sota el seu control: bona part de l'actual comarca del Priorat, així com també del Baix i Alt Camp, la Conca de Barberà i les Garrigues. El territori estava organitzat en alqueries, com la Morera (petites unitats rurals formades per algunes dotzenes de cases i probablement amb terres col·lectives); i rafals (entesos com a dominis privats, tots sota l'esguard del castell), com ho podrien haver estat, si fem cas a la toponímia, Cabacés, Albarca, Margalef i potser Falset.</text:p>
      <text:h text:style-name="Heading_20_1" text:outline-level="1">La conquesta de Siurana</text:h>
      <text:p text:style-name="Standard">El 17 de febrer de 1146 Berenguer Arnau va rebre el castell i la vila de Siurana. Aquesta donació permet suposar un primer intent de conquesta de les muntanyes, que devia fracassar, si és que es va arribar a intentar. Siurana restava en un indret pràcticament inexpugnable per a les armes i mitjans de l'època, i probablement el comte sobirà va preferir conquerir llocs amb més importància política i econòmica. Tarragona va ser restaurada l'any 1118, però fins el 1146 no es veu un veritable procés ocupacional del territori. Tortosa va ser conquerida el 1148, i Lleida el 1149. El 1151 els cristians estaven en els mateixos límits del valiat de Siurana, després de conquerir tota la zona de les Garrigues. La Siurana musulmana restava, doncs, reclosa i rodejada pels quatre costats, i la seva caiguda només era qüestió de temps.</text:p>
      <text:p text:style-name="Standard">L'ocupació dels territoris de Siurana va començar l'any 1153. Per la banda de la Conca de Barberà, els Cervera van arribar fins a Albarca per Capafonts i la Febró; Albert de Castellvell (fill del baró Guillem II de Castellvell) va envair el Priorat des del Coll de la Teixeta; Ramon de Gaganot ho va fer pel Coll d'Alforja. L'assetjament el va dirigir Bertran de Castellet. La data exacta de la conquesta del castell no és segura: alguns la fixen el 29 d'abril, dia en què el Comte de Barcelona va atorgar una carta de població a Bertran de Castellet; d'altres l'han situat el 23 de novembre del mateix any; i d'altres el 12 de juliol de 1154. En tot cas, és segur que en el mes de setembre de 1154 Siurana ja portava un cert temps en mans de Bertran de Castellet, per la qual cosa la data final cal situar-la entre 1153 i 1154. El setge del castell va donar lloc a llegendes inspirades en els grans esforços (ben reals) que els millors guerrers catalans van haver d'afrontar per conquerir Siurana, fortificada i situada en un indret del tot inexpugnable per als guerrers i mitjans de l'època. La llegenda de la Reina Mora<text:note text:id="ftn1" text:note-class="footnote"><text:note-citation>2</text:note-citation><text:note-body><text:p text:style-name="Footnote">El Salt de la reina mora</text:p><text:p text:style-name="Footnote">Un rei moro s'havia fet fort a l'inexpugnable castell de Siurana i no parava de fer guerra contra els cristians, que ja eren amos de tota la rodalia. La seva muller, anomenada Abdel Assia, era d'una bellesa sense parió, ornada amb totes les gràcies i tots els encants. En certa ocasió en què les forces mores estaven lluitant amb les del cristià Amat de Claramunt, senyor de Tarragona, la reina mora, que estava seguríssima que el seu castell era inexpugnable, donava un esplèndid banquet als seus cortesans i gent notable. La lluita era tan propera al castell, que des de la taula se sentia perfectament la fressa. En començar a trincar, una fletxa cristiana va caure enmig de la taula i produí un pànic terrible, puix que es van adonar que els cristians havien pres el castell. Tots van prendre les armes, però ja era tard, car els cristians ja eren al pati.</text:p><text:p text:style-name="Footnote">La reina fou prou llesta per a muntar al seu cavall. Enmig de la confusió va escapar-se i es dirigí cap a la timba, seguida dels soldats cristians, els quals, en veure que la reina els fugia, corregueren per prendre-la. La reina, veient-se perduda i que anava a caure presonera, encarà el cavall devers l'abisme i es llançà daltabaix. Fou tal l'embranzida presa per la bèstia en escometre l'abisme, que deixà marcada a la roca viva de la vora la seva potada, que encara avui la gent del país ensenya.</text:p><text:p text:style-name="Footnote">Joan Amades (1890-1959)</text:p></text:note-body></text:note> justifica plenament el caire èpic de la conquesta de l'últim reducte musulmà de Cataluny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4-29T12:17:25</meta:creation-date>
    <dc:date>2007-05-01T18:07:22</dc:date>
    <dc:language>ca-ES</dc:language>
    <meta:editing-cycles>2</meta:editing-cycles>
    <meta:editing-duration>PT6M32S</meta:editing-duration>
    <meta:user-defined meta:name="Info 1"/>
    <meta:user-defined meta:name="Info 2"/>
    <meta:user-defined meta:name="Info 3"/>
    <meta:user-defined meta:name="Info 4"/>
    <meta:document-statistic meta:table-count="0" meta:image-count="0" meta:object-count="0" meta:page-count="2" meta:paragraph-count="16" meta:word-count="1222" meta:character-count="7061"/>
  </office:meta>
</office:document-meta>
</file>